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ObjectReplacements/Object 1" manifest:media-type=""/>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c276" officeooo:paragraph-rsid="0013c276"/>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rsid="0013b74e" officeooo:paragraph-rsid="0013b74e"/>
    </style:style>
    <style:style style:name="P7" style:family="paragraph" style:parent-style-name="Standard">
      <style:text-properties officeooo:rsid="0013b74e" officeooo:paragraph-rsid="00228a78"/>
    </style:style>
    <style:style style:name="P8" style:family="paragraph" style:parent-style-name="Standard">
      <style:text-properties officeooo:paragraph-rsid="001675ec"/>
    </style:style>
    <style:style style:name="P9" style:family="paragraph" style:parent-style-name="Standard">
      <style:text-properties officeooo:rsid="001c2ff1" officeooo:paragraph-rsid="001c2ff1"/>
    </style:style>
    <style:style style:name="P10" style:family="paragraph" style:parent-style-name="Standard">
      <style:text-properties officeooo:rsid="00235c6d" officeooo:paragraph-rsid="00235c6d"/>
    </style:style>
    <style:style style:name="P11" style:family="paragraph" style:parent-style-name="Standard">
      <style:text-properties officeooo:rsid="0025e9ae" officeooo:paragraph-rsid="00277e13"/>
    </style:style>
    <style:style style:name="P12" style:family="paragraph" style:parent-style-name="Standard">
      <style:text-properties officeooo:rsid="0026711d" officeooo:paragraph-rsid="00277e13"/>
    </style:style>
    <style:style style:name="P13" style:family="paragraph" style:parent-style-name="Standard">
      <style:text-properties officeooo:rsid="00277e13" officeooo:paragraph-rsid="00277e13"/>
    </style:style>
    <style:style style:name="P14" style:family="paragraph" style:parent-style-name="Standard">
      <style:text-properties officeooo:rsid="00277e13" officeooo:paragraph-rsid="00286e18"/>
    </style:style>
    <style:style style:name="P15" style:family="paragraph" style:parent-style-name="Standard">
      <style:text-properties officeooo:rsid="00286e18" officeooo:paragraph-rsid="00286e18"/>
    </style:style>
    <style:style style:name="P16" style:family="paragraph" style:parent-style-name="Standard">
      <style:text-properties officeooo:rsid="00286e18" officeooo:paragraph-rsid="0028f3c8"/>
    </style:style>
    <style:style style:name="P17" style:family="paragraph" style:parent-style-name="Standard">
      <style:text-properties officeooo:rsid="0015af13" officeooo:paragraph-rsid="0013b74e"/>
    </style:style>
    <style:style style:name="P18" style:family="paragraph" style:parent-style-name="Standard">
      <style:text-properties officeooo:paragraph-rsid="0017840c"/>
    </style:style>
    <style:style style:name="T1" style:family="text">
      <style:text-properties officeooo:rsid="001b76b7"/>
    </style:style>
    <style:style style:name="T2" style:family="text">
      <style:text-properties officeooo:rsid="001c2ff1"/>
    </style:style>
    <style:style style:name="T3" style:family="text">
      <style:text-properties officeooo:rsid="001dcde5"/>
    </style:style>
    <style:style style:name="T4" style:family="text">
      <style:text-properties officeooo:rsid="001f06c3"/>
    </style:style>
    <style:style style:name="T5" style:family="text">
      <style:text-properties officeooo:rsid="00228a78"/>
    </style:style>
    <style:style style:name="T6" style:family="text">
      <style:text-properties officeooo:rsid="002459b7"/>
    </style:style>
    <style:style style:name="T7" style:family="text">
      <style:text-properties officeooo:rsid="0026711d"/>
    </style:style>
    <style:style style:name="T8" style:family="text">
      <style:text-properties officeooo:rsid="00277e13"/>
    </style:style>
    <style:style style:name="T9" style:family="text">
      <style:text-properties officeooo:rsid="0027de64"/>
    </style:style>
    <style:style style:name="T10" style:family="text">
      <style:text-properties officeooo:rsid="0015af13"/>
    </style:style>
    <style:style style:name="T11" style:family="text">
      <style:text-properties officeooo:rsid="0017840c"/>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2">C</text:span>onfusion matrix for <text:span text:style-name="T2">SDN paper’s model</text:span>:</text:p>
      <text:p text:style-name="P8"/>
      <text:p text:style-name="P9">This confusion matrix show the percentage of good predictions <text:span text:style-name="T4">in an Internal Classifier</text:span> that are also good predictions <text:span text:style-name="T3">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1"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7">A<text:span text:style-name="T5">ccuracies for the same simple model with different strategies:</text:span></text:p>
      <text:p text:style-name="P10">The final model is a 11 blocks deep network with 9 block of type 1 (<text:span text:style-name="T6">16 channels, kernel:3*3, conv2d; Relu; conv2d with same parameters; and a Residual shortcut)</text:span></text:p>
      <text:p text:style-name="P10"/>
      <text:p text:style-name="P11">1) Model trained as a classic CNN:</text:p>
      <text:p text:style-name="P11"><text:tab/>81.77</text:p>
      <text:p text:style-name="P11"/>
      <text:p text:style-name="P11">2) Model with IC trained from scratch <text:span text:style-name="T7">as in the paper:</text:span></text:p>
      <text:p text:style-name="P11"><text:span text:style-name="T7"><text:tab/>[67.02, 77.11 81.47 82.11]</text:span></text:p>
      <text:p text:style-name="P11"/>
      <text:p text:style-name="P12">3) Model with IC growing <text:span text:style-name="T8">every 25 epochs and training for 100 epochs:</text:span></text:p>
      <text:p text:style-name="P12"><text:span text:style-name="T8"><text:tab/>[77.38, 79.31, 79.07, 76.45]</text:span></text:p>
      <text:p text:style-name="P12"/>
      <text:p text:style-name="P13">4) <text:span text:style-name="T9">Model with IC growing every 25 epochs and freezing at epochs 100, 125, 150 and training up to 175:</text:span></text:p>
      <text:p text:style-name="P14"><text:tab/><text:span text:style-name="T10">[78.04 79.84, 78.11, 77.84]</text:span></text:p>
      <text:p text:style-name="P14"/>
      <text:p text:style-name="P15">5) Model with IC growing every 25 epochs, freezing the model before the growth and unfreezing it in the middle before the next growth:</text:p>
      <text:p text:style-name="P16"><text:tab/><text:span text:style-name="T10">[75.13, 75.7, 73.09, 70.78]</text:span></text:p>
      <text:p text:style-name="P17"/>
      <text:p text:style-name="P3"/>
      <text:p text:style-name="P18"><text:span text:style-name="T11">Tests for pruning with differents sparsity and strategy 3:</text:span></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4-17T13:44:24.639348026</dc:date>
    <meta:editing-duration>PT55M50S</meta:editing-duration>
    <meta:editing-cycles>5</meta:editing-cycles>
    <meta:generator>LibreOffice/6.3.5.2$Linux_X86_64 LibreOffice_project/30$Build-2</meta:generator>
    <meta:document-statistic meta:table-count="0" meta:image-count="0" meta:object-count="1" meta:page-count="1" meta:paragraph-count="24" meta:word-count="256" meta:character-count="1642" meta:non-whitespace-character-count="1304"/>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